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style:page-number="auto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1">
      <style:paragraph-properties fo:margin-top="0in" fo:margin-bottom="0in" loext:contextual-spacing="false"/>
    </style:style>
    <style:style style:name="P6" style:family="paragraph" style:parent-style-name="Text_20_body" style:list-style-name="L3">
      <style:paragraph-properties fo:margin-top="0in" fo:margin-bottom="0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1. Use of the </text:span><text:span text:style-name="Strong_20_Emphasis"><text:span text:style-name="Emphasis">Future Perfect Progressive/continuous.</text:span></text:span><text:line-break/>something that will have already begun and will be continuing in the future.<text:line-break/>Future perfect progressive puts emphasis on the course / duration of an action taking place before a certain time in the future. It can also be used to express an assumption regarding a future action.<text:line-break/>Future Perfect progressive is not used very often as it can usually be replaced by future perfect simple.<text:line-break/><text:line-break/><text:span text:style-name="Strong_20_Emphasis">2. Future Perfect Cont.                                   Future Perfect</text:span><text:line-break/><text:span text:style-name="Strong_20_Emphasis">will</text:span> + <text:span text:style-name="Strong_20_Emphasis">have</text:span> + <text:span text:style-name="Strong_20_Emphasis">been+V+</text:span> <text:span text:style-name="Strong_20_Emphasis">ing                            will+have+v3</text:span><text:line-break/><text:line-break/>3. Example<text:line-break/>I <text:span text:style-name="Strong_20_Emphasis">will</text:span> <text:span text:style-name="Strong_20_Emphasis">have</text:span> <text:span text:style-name="Strong_20_Emphasis">been</text:span> <text:span text:style-name="Strong_20_Emphasis">swimming</text:span> for an hour by 6.30.<text:line-break/><text:line-break/><text:span text:style-name="Strong_20_Emphasis">Use</text:span></text:p>
      <text:list xml:id="list215000027" text:style-name="L1">
        <text:list-item>
          <text:p text:style-name="P5">action taking place before a certain time in the future</text:p>
        </text:list-item>
        <text:list-item>
          <text:p text:style-name="P2">puts emphasis on the course of an action</text:p>
        </text:list-item>
      </text:list>
      <text:p text:style-name="Text_20_body"><text:line-break/><text:span text:style-name="Strong_20_Emphasis">Signal Words</text:span></text:p>
      <text:list xml:id="list4178742979" text:style-name="L2">
        <text:list-item>
          <text:p text:style-name="P3">for …, the last couple of hours, all day long</text:p>
        </text:list-item>
      </text:list>
      <text:p text:style-name="Text_20_body"><text:line-break/><text:span text:style-name="Strong_20_Emphasis">Put the verbs into the correct form (future perfect progressive).</text:span></text:p>
      <text:list xml:id="list3138577466" text:style-name="L3">
        <text:list-item>
          <text:list>
            <text:list-item>
              <text:p text:style-name="P6">By the end of the week I (work)____  here for four months.</text:p>
            </text:list-item>
            <text:list-item>
              <text:p text:style-name="P6">By the end of this month we (live)___  together for six years.</text:p>
            </text:list-item>
            <text:list-item>
              <text:p text:style-name="P6">By the end of the term she (study)____  for nine years.</text:p>
            </text:list-item>
            <text:list-item>
              <text:p text:style-name="P6">By midnight we (play)____  this computer game for 48 hours.</text:p>
            </text:list-item>
            <text:list-item>
              <text:p text:style-name="P6">She (talk)____  on the phone for the last couple of hours.</text:p>
            </text:list-item>
            <text:list-item>
              <text:p text:style-name="P6">They (look for)____  me all night long.</text:p>
            </text:list-item>
            <text:list-item>
              <text:p text:style-name="P6">He (play)_____  soccer all day long.</text:p>
            </text:list-item>
            <text:list-item>
              <text:p text:style-name="P6">You (watch)____  TV all the time.</text:p>
            </text:list-item>
            <text:list-item>
              <text:p text:style-name="P6">He (not / sleep)____  all morning.</text:p>
            </text:list-item>
            <text:list-item>
              <text:p text:style-name="P4">(wait / they)____  for 2 hours?</text:p>
            </text:list-item>
          </text:list>
        </text:list-item>
      </text:list>
      <text:p text:style-name="Text_20_body"><text:line-break/><text:span text:style-name="Strong_20_Emphasis">vocabs</text:span><text:line-break/>tiff -&gt; to have a little fight or argument<text:line-break/>Genre -&gt; category in music or theatre (drama)or movies <text:line-break/>Plethora -&gt; plenty, alot.        <text:line-break/>up for grabs -&gt; available for anyone <text:line-break/>old as the hills -&gt; someone or something very old, anci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89744ad</dc:title>
    <meta:initial-creator>Etherpad</meta:initial-creator>
    <dc:creator>Etherpad</dc:creator>
    <meta:document-statistic meta:table-count="0" meta:image-count="0" meta:object-count="0" meta:page-count="1" meta:paragraph-count="17" meta:word-count="280" meta:character-count="1585" meta:non-whitespace-character-count="1248"/>
    <meta:generator>LibreOffice/6.2.8.2$Linux_X86_64 LibreOffice_project/20$Build-2</meta:generator>
    <meta:user-defined meta:name=""/>
  </office:meta>
</office:document-meta>
</file>